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15689e" officeooo:paragraph-rsid="0015689e"/>
    </style:style>
    <style:style style:name="P2" style:family="paragraph" style:parent-style-name="Standard">
      <style:text-properties style:font-name="Arial" fo:language="de" fo:country="DE" officeooo:rsid="00192f07" officeooo:paragraph-rsid="00192f07"/>
    </style:style>
    <style:style style:name="P3" style:family="paragraph" style:parent-style-name="Standard">
      <style:text-properties style:font-name="Arial" fo:language="de" fo:country="DE" officeooo:rsid="001b56b0" officeooo:paragraph-rsid="001b56b0"/>
    </style:style>
    <style:style style:name="P4" style:family="paragraph" style:parent-style-name="Standard">
      <style:text-properties style:font-name="Arial" fo:language="de" fo:country="DE" officeooo:rsid="001d81b5" officeooo:paragraph-rsid="001d81b5"/>
    </style:style>
    <style:style style:name="T1" style:family="text">
      <style:text-properties officeooo:rsid="001f1d3a"/>
    </style:style>
    <style:style style:name="T2" style:family="text">
      <style:text-properties officeooo:rsid="001fbb48"/>
    </style:style>
    <style:style style:name="T3" style:family="text">
      <style:text-properties officeooo:rsid="0022b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D)</text:p>
      <text:p text:style-name="P2">Welchen Zusammenhang sieht Erich Fromm zwischen der Entwicklung eines „autoritären Charakters“ und der Erziehung im Allgemeinen und unterschiedlichen Erziehungsstilen? Welche Alternativen nennt er?</text:p>
      <text:p text:style-name="P2"/>
      <text:p text:style-name="P2"/>
      <text:p text:style-name="P3">Erziehung Autoritär</text:p>
      <text:p text:style-name="P3"/>
      <text:p text:style-name="P4">Neututonia</text:p>
      <text:p text:style-name="P4">Die Neuteutonia <text:span text:style-name="T1">sind eine Christlich-Konservative Partei, deren Ziel die Abschaffung der Sozialdemokratie ist. Laut ihnen ist das demokratische System </text:span><text:span text:style-name="T2">hinnderlich und d</text:span><text:span text:style-name="T3">as Sozialverteilungs system hinderlich se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09:14:25.186000000</dc:date>
    <meta:editing-duration>PT1H35M10S</meta:editing-duration>
    <meta:editing-cycles>1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5" meta:word-count="54" meta:character-count="447" meta:non-whitespace-character-count="398"/>
  </office:meta>
</office:document-meta>
</file>